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tField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Field.getAccessModifi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ptField.getClassNam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ptField.get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Field.getReflec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Field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ptField.AptField( FieldDeclaration field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